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9e93"/>
    </style:style>
    <style:style style:name="P2" style:family="paragraph" style:parent-style-name="Subtitle">
      <style:text-properties officeooo:rsid="000aba01" officeooo:paragraph-rsid="000aba01"/>
    </style:style>
    <style:style style:name="P3" style:family="paragraph" style:parent-style-name="Subtitle">
      <style:text-properties fo:font-size="14pt" style:font-size-asian="14pt" style:font-size-complex="14pt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text-properties officeooo:paragraph-rsid="000adb2f"/>
    </style:style>
    <style:style style:name="P6" style:family="paragraph" style:parent-style-name="Title">
      <style:text-properties officeooo:rsid="000f4239" officeooo:paragraph-rsid="000f4239"/>
    </style:style>
    <style:style style:name="P7" style:family="paragraph" style:parent-style-name="Heading_20_1">
      <style:text-properties officeooo:rsid="000adb2f" officeooo:paragraph-rsid="000adb2f"/>
    </style:style>
    <style:style style:name="P8" style:family="paragraph" style:parent-style-name="Heading_20_1">
      <style:text-properties officeooo:rsid="000e9e93" officeooo:paragraph-rsid="000e9e93"/>
    </style:style>
    <style:style style:name="P9" style:family="paragraph" style:parent-style-name="Text_20_body" style:list-style-name="L1">
      <style:text-properties officeooo:rsid="000e9e93" officeooo:paragraph-rsid="000e9e93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officeooo:paragraph-rsid="000e9e93"/>
    </style:style>
    <style:style style:name="T1" style:family="text">
      <style:text-properties officeooo:rsid="000adb2f"/>
    </style:style>
    <style:style style:name="T2" style:family="text">
      <style:text-properties officeooo:rsid="000cd044"/>
    </style:style>
    <style:style style:name="T3" style:family="text">
      <style:text-properties fo:font-weight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rs Rover</text:p>
      <text:p text:style-name="P2">Projeto de ICG</text:p>
      <text:p text:style-name="P3">Vasco Oliveira nº 119113</text:p>
      <text:p text:style-name="P4"/>
      <text:h text:style-name="P7" text:outline-level="1">Objetivos</text:h>
      <text:p text:style-name="P5">A ideia do projeto é representar um rover marciano que explore a superfície de Marte. O rover é controlado pelo utilizador através do teclado e é possível controlar a câmara com o rato. <text:span text:style-name="T1">Para além disso, também será possível </text:span><text:span text:style-name="T2">mudar de vista, tendo várias câmaras exteriores e uma a partir do rover. </text:span>A luminosidade vem da luz solar, <text:span text:style-name="T1">que vai mudando de posição ao longo do tempo para simular o dia e a noite,</text:span> e também de uns pequenos faróis no próprio rover que são controláveis pelo utilizador. Ao longo do cenário, que deverá ter uma textura de areia/rocha avermelhada, aparecem várias “amostras” que podem ser recolhidas pelo utilizador.</text:p>
      <text:p text:style-name="P5"/>
      <text:h text:style-name="P8" text:outline-level="1">O que está feito</text:h>
      <text:p text:style-name="P1"/>
      <text:list text:style-name="L1">
        <text:list-item>
          <text:p text:style-name="P9">vsdvd</text:p>
        </text:list-item>
      </text:list>
      <text:p text:style-name="P1"/>
      <text:h text:style-name="P8" text:outline-level="1">O que falta fazer</text:h>
      <text:p text:style-name="P1"/>
      <text:list text:style-name="L2">
        <text:list-item>
          <text:p text:style-name="P11"><text:span text:style-name="T3">Bateria/Energia:</text:span> O Rover gasta bateria ao andar e ao usar os faróis. Para a recarregar, o jogador tem de parar debaixo de luz solar direta (painéis solares) ou encontrar estações de carregamento.</text:p>
        </text:list-item>
        <text:list-item>
          <text:p text:style-name="P10"><text:span text:style-name="T3">Interface (HUD):</text:span> Sobrepor ao 3D uma interface em HTML/CSS clássico (com fundo transparente) a mostrar o nível de bateria, a velocidade, coordenadas e o contador de minerais recolhidos.</text:p>
        </text:list-item>
        <text:list-item>
          <text:p text:style-name="P10"><text:span text:style-name="T3">Radar/Mini-mapa:</text:span> Um pequeno círculo no canto do ecrã que mostra a posição dos minerais mais próximos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22:07:36.450072595</meta:creation-date>
    <dc:date>2026-04-14T11:30:49.632416642</dc:date>
    <meta:editing-duration>PT27M54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208" meta:character-count="1215" meta:non-whitespace-character-count="1022"/>
  </office:meta>
</office:document-meta>
</file>